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, arial, freesans, clean, sans-serif, 'Segoe UI Emoji', 'Segoe UI Symbol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97cm" fo:margin-bottom="0.397cm" style:line-height-at-least="0.661cm" fo:text-indent="0cm" style:auto-text-indent="false"/>
      <style:text-properties fo:font-variant="normal" fo:text-transform="none" fo:color="#333333" style:font-name="Helvetica" fo:font-size="11.25pt" fo:letter-spacing="normal" fo:font-style="normal" fo:font-weight="normal"/>
    </style:style>
    <style:style style:name="P2" style:family="paragraph" style:parent-style-name="Heading_20_1">
      <style:text-properties fo:font-variant="normal" fo:text-transform="none" fo:color="#333333" style:font-name="Helvetica" fo:letter-spacing="normal" fo:font-style="normal" fo:font-weight="bold"/>
    </style:style>
    <style:style style:name="P3" style:family="paragraph" style:parent-style-name="Text_20_body" style:list-style-name="L1">
      <style:paragraph-properties fo:margin-left="0cm" fo:margin-right="0cm" fo:margin-top="0.397cm" fo:margin-bottom="0cm" style:line-height-at-least="0.661cm" fo:text-indent="0cm" style:auto-text-indent="false" fo:padding="0cm" fo:border="none"/>
      <style:text-properties fo:font-variant="normal" fo:text-transform="none" fo:color="#333333" style:font-name="Helvetica" fo:font-size="11.25pt" fo:letter-spacing="normal" fo:font-style="normal" fo:font-weight="normal"/>
    </style:style>
    <style:style style:name="P4" style:family="paragraph" style:parent-style-name="Text_20_body" style:list-style-name="L1">
      <style:paragraph-properties fo:margin-top="0.397cm" fo:margin-bottom="0cm" style:line-height-at-least="0.661cm" fo:padding="0cm" fo:border="none"/>
      <style:text-properties fo:font-variant="normal" fo:text-transform="none" fo:color="#333333" style:font-name="Helvetica" fo:font-size="11.2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JqueryFileViewer</text:h>
      <text:p text:style-name="P1">A javascript project to view and download pdf and image files with bootstrap plugin</text:p>
      <text:p text:style-name="P1">/**</text:p>
      <text:list xml:id="list9101151535066492101" text:style-name="L1">
        <text:list-item>
          <text:p text:style-name="P3">Jquery bootstrap plugin to view pdf and image files inine bowser itself</text:p>
        </text:list-item>
        <text:list-item>
          <text:p text:style-name="P4">Prerequisite</text:p>
        </text:list-item>
        <text:list-item>
          <text:p text:style-name="P4">1. jquery 1.7 &gt; above</text:p>
        </text:list-item>
        <text:list-item>
          <text:p text:style-name="P4">2.Bootstrap 3.1.1 and aove</text:p>
        </text:list-item>
        <text:list-item>
          <text:p text:style-name="P4">How to</text:p>
        </text:list-item>
        <text:list-item>
          <text:p text:style-name="P4">1.add this file in your project and include it in some common place(so that can be accessed though your application .</text:p>
        </text:list-item>
        <text:list-item>
          <text:p text:style-name="P4">2. add class inlinefileviewer to the elment on which click you wish to open a file .</text:p>
        </text:list-item>
        <text:list-item>
          <text:p text:style-name="P4">3. Define two attributes a) data-filename : file name b) data-filepath: file realtive path</text:p>
        </text:list-item>
        <text:list-item>
          <text:p text:style-name="P4">and you are done */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, arial, freesans, clean, sans-serif, 'Segoe UI Emoji', 'Segoe UI Symbol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6:56:11.20</meta:creation-date>
    <dc:date>2014-08-04T17:53:48.68</dc:date>
    <meta:editing-duration>PT1M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106" meta:character-count="557"/>
  </office:meta>
</office:document-meta>
</file>